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tuff For Poster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But I write it her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itle/Authors</text:p>
          </draw:text-box>
        </draw:frame>
        <draw:frame presentation:style-name="pr4" draw:layer="layout" svg:width="25.199cm" svg:height="9.134cm" svg:x="1.725cm" svg:y="3.81cm" presentation:class="outline" presentation:user-transformed="true">
          <draw:text-box>
            <text:list text:style-name="L2">
              <text:list-item>
                <text:p>Network analysis reveals statistical associations between cyanophage host genes and cyanobacterial ecotypes across ocean basins</text:p>
              </text:list-item>
              <text:list-item>
                <text:p>Jacob A. Cram, David Garc<text:span text:style-name="T1">í</text:span>a-Prieto, Matthew Hayes, Clara Fuchsman</text:p>
              </text:list-item>
              <text:list-item>
                <text:p>University of Maryland Center for Environmental Science – Horn Point Laborator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yanophage harbor genes for host functions (Breitbart 2012).</text:p>
                <text:list>
                  <text:list-item>
                    <text:p>Eg. Photosystem B (psb); Nucleic acid binding proteins (pur)</text:p>
                  </text:list-item>
                </text:list>
              </text:list-item>
              <text:list-item>
                <text:p>Different cyanophage harbor different genes.</text:p>
              </text:list-item>
              <text:list-item>
                <text:p>There are many prototypes of prochlorococcus, adapted to different conditions (Johnson et al. 2006)</text:p>
              </text:list-item>
              <text:list-item>
                <text:p>Do cyanophage use different genes with with different host ecotypes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etho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yanophage host genes and cyanobacterial ecotype abundances were obtained from publicly available metagenome libraries (Figure 1). </text:p>
              </text:list-item>
              <text:list-item>
                <text:p>Associations were identified between each viral gene and all cyanobacterial ecotypes + environmental and location parameters</text:p>
                <text:list>
                  <text:list-item>
                    <text:p>With many individual Lasso regressions</text:p>
                  </text:list-item>
                  <text:list-item>
                    <text:p>Each lasso has the same manually selected penalty coefficient (lambda = 0.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sus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 have a system for identifying putative assocations between host gene abundance and cyanobacterial ecotypes.</text:p>
              </text:list-item>
              <text:list-item>
                <text:p>It appears that there are different cyanophage ecotypes that associate with different cyanobacterial ecotypes.</text:p>
              </text:list-item>
              <text:list-item>
                <text:p>These ecotypes appear to use different genes to adapt to the different cyanobacterial environment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gure 1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Figure 1. Geographic locations from which samples are collected. <text:s/>Samples were from geotraces cruises GA03 (North Atlantic, East Coast North Atlantic, West Coast North Atlantic) and GP13 (South Pacific) (Biller et al. 2018); from the Hawaii Ocean Time-series (year 2015; <text:s/>Luo et al 2020). ETNP is Fuchsman et al 2017. ETSP is Fuchsman et al (in revision)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igure 2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Figure 2. Prochloroccus ecotype relative abundances at HOT (oxic), and ETNP (odz). Grey dotted line base of mixed layer. Black dashed line top of anoxic zone (&lt; 0.8 uM [O_2]). Many ecotypes are abundant within the anoxic zone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gure 3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Figure 3. Ratios between cyanophage genes coding for different host functions and the cyanophage terL core gene. Higher values indicate greater expression of these genes by cyanobacterial viral factories.</text:p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igure 4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Figure 4. Example correlations between host gene ratios and cyanobacterial ecotype abundance. Data are from all stations in Figure 1, not just those shown in Figure 2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gure 5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Lasso based association network between cyanobacterial ecotypes and host gene ratios. Edge widths are associated with coefficient scores and indicate stronger associations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cknowledgmen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authors thank JL Weissman and S Gleich for helpful conversations and advic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iller SJ et al. Marine microbial metagenomes sampled across space and time. Sci Data. 2018.</text:p>
              </text:list-item>
              <text:list-item>
                <text:p>Breitbart M. Marine Viruses: Truth or Dare. An. Rev. of Mar. Sci. 2012 </text:p>
              </text:list-item>
              <text:list-item>
                <text:p>Fuchsman CA et al. Niche Partitioning of the N Cycling Microbial Community of an Offshore Oxygen Deficient Zone. F. in Micro. 2017.</text:p>
              </text:list-item>
              <text:list-item>
                <text:p>Johnson et al. Niche Partitioning Among Prochlorococcus Ecotypes Along Ocean-Scale Environmental Gradients. Science. 2006.</text:p>
              </text:list-item>
              <text:list-item>
                <text:p>Luo E et al. Double-stranded DNA virioplankton dynamics and reproductive strategies in the oligotrophic open ocean water column. ISME J. 2020. 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8T17:10:09.681422275</meta:creation-date>
    <dc:date>2021-11-09T15:46:05.008460010</dc:date>
    <meta:editing-duration>PT1H37M35S</meta:editing-duration>
    <meta:editing-cycles>3</meta:editing-cycles>
    <meta:generator>LibreOffice/6.0.7.3$Linux_X86_64 LibreOffice_project/00m0$Build-3</meta:generator>
    <meta:document-statistic meta:object-count="69"/>
  </office:meta>
</office:document-meta>
</file>